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3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5" style:family="paragraph" style:parent-style-name="Normal_20__28_Web_29_">
      <loext:graphic-properties draw:fill="solid" draw:fill-color="#ffffff"/>
      <style:paragraph-properties fo:margin-top="0in" fo:margin-bottom="0.0555in" style:contextual-spacing="false" fo:text-align="justify" style:justify-single-word="false" fo:background-color="#ffffff"/>
      <style:text-properties fo:color="#808080" loext:opacity="100%" fo:font-size="11pt" style:font-size-asian="11pt" style:font-size-complex="11pt"/>
    </style:style>
    <style:style style:name="P6" style:family="paragraph" style:parent-style-name="Normal_20__28_Web_29_" style:list-style-name="L1">
      <loext:graphic-properties draw:fill="solid" draw:fill-color="#ffffff"/>
      <style:paragraph-properties fo:margin-top="0in" fo:margin-bottom="0in" style:contextual-spacing="false" fo:background-color="#ffffff"/>
      <style:text-properties fo:color="#808080" loext:opacity="100%" fo:font-size="11pt" style:font-size-asian="11pt" style:font-size-complex="11pt"/>
    </style:style>
    <style:style style:name="P7" style:family="paragraph" style:parent-style-name="Normal_20__28_Web_29_" style:list-style-name="L1">
      <loext:graphic-properties draw:fill="solid" draw:fill-color="#ffffff"/>
      <style:paragraph-properties fo:margin-top="0in" fo:margin-bottom="0in" style:contextual-spacing="false" fo:background-color="#ffffff"/>
    </style:style>
    <style:style style:name="P8" style:family="paragraph" style:parent-style-name="Normal_20__28_Web_29_" style:list-style-name="L1">
      <loext:graphic-properties draw:fill="solid" draw:fill-color="#ffffff"/>
      <style:paragraph-properties fo:margin-top="0in" fo:margin-bottom="0.0555in" style:contextual-spacing="false" fo:background-color="#ffffff"/>
      <style:text-properties fo:color="#808080" loext:opacity="100%" fo:font-size="11pt" style:font-size-asian="11pt" style:font-size-complex="11pt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3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2087d1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language="pl" fo:country="PL"/>
    </style:style>
    <style:style style:name="T6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Times New Roman" fo:language="pl" fo:country="PL"/>
    </style:style>
    <style:style style:name="T9" style:family="text">
      <style:text-properties fo:color="#808080" loext:opacity="100%" fo:font-size="11pt" style:font-size-asian="11pt" style:font-size-complex="11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pl" style:country-asian="PL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Przygotowanie wstępnego planu przedsięwzięcia projektowego (ma ono charakter organizacyjno-planistyczny) ma na celu określenie tematu projektu, objaśnienie jego istoty, celu oraz zakresu przedsięwzięcia. Należy wyartykułować najważniejsze aspekty oraz określić zakres projektu Aspekty:</text:p>
      <text:list xml:id="list4160571607" text:style-name="L1">
        <text:list-item>
          <text:p text:style-name="P7"><text:a xlink:type="simple" xlink:href="https://mfiles.pl/pl/index.php/Interpretacja" office:target-frame-name="Interpretacja" xlink:show="replace" text:style-name="Standard" text:visited-style-name="Standard"><text:span text:style-name="T7">interpretacja</text:span></text:a><text:span text:style-name="T9"> tematu projektu, czego dotyczy projekt; </text:span></text:p>
        </text:list-item>
        <text:list-item>
          <text:p text:style-name="P7"><text:span text:style-name="T9">cele </text:span><text:span text:style-name="T7">realizacji projektu (zainteresowanych stron – np. zleceniodawcy, wytwórcy);</text:span></text:p>
        </text:list-item>
        <text:list-item>
          <text:p text:style-name="P6">zdefiniowanie zakresu przedmiotowego (rzeczowego) projektu;</text:p>
        </text:list-item>
        <text:list-item>
          <text:p text:style-name="P6">określenie zakresu funkcjonalnego projektu;</text:p>
        </text:list-item>
        <text:list-item>
          <text:p text:style-name="P6">wstępna ocena nakładów i korzyści związanych z realizacją projektu;</text:p>
        </text:list-item>
        <text:list-item>
          <text:p text:style-name="P6">określenie w projekcie „kamieni milowych” (niezbędnych do zrealizowania celu);</text:p>
        </text:list-item>
        <text:list-item>
          <text:p text:style-name="P6">koncepcja sposobu oceny projektu;</text:p>
        </text:list-item>
        <text:list-item>
          <text:p text:style-name="P7"><text:span text:style-name="T9">wstępna analia i </text:span><text:a xlink:type="simple" xlink:href="https://mfiles.pl/pl/index.php/Ocena" office:target-frame-name="Ocena" xlink:show="replace" text:style-name="Standard" text:visited-style-name="Standard"><text:span text:style-name="T7">ocena</text:span></text:a><text:span text:style-name="T9"> ryzyka związanego z projektem;</text:span></text:p>
        </text:list-item>
        <text:list-item>
          <text:p text:style-name="P6">zebranie dodatkowych informacji dotyczących projektu;</text:p>
        </text:list-item>
        <text:list-item>
          <text:p text:style-name="P6">podjęcie decyzji o realizacji projektu;</text:p>
        </text:list-item>
        <text:list-item>
          <text:p text:style-name="P8">przygotowanie umowy wstepnej.</text:p>
        </text:list-item>
      </text:list>
      <text:p text:style-name="Standard"><text:tab/><text:span text:style-name="T10"><office:annotation office:name="__Annotation__602_1121522996" loext:resolved="false"><dc:creator>Patryk Kaniewski</dc:creator><dc:date>2021-02-28T17:54:04.472571739</dc:date><meta:creator-initials>PK</meta:creator-initials><text:p text:style-name="P12"><text:span text:style-name="T11">punkt 1,3</text:span></text:p></office:annotation></text:span><text:span text:style-name="T10">Projekt informatyzacji hurtowni DXHCET bedzie dotyczyć:</text:span><office:annotation-end office:name="__Annotation__602_1121522996"/></text:p>
      <text:list xml:id="list612582880" text:style-name="L2">
        <text:list-item>
          <text:p text:style-name="P9"><text:span text:style-name="T10">Budowy sieci komputerowej w budynku magazynu</text:span></text:p>
        </text:list-item>
        <text:list-item>
          <text:p text:style-name="P9"><text:span text:style-name="T10">Budowy sieci komputerowej w budynku biura hurtowni</text:span></text:p>
        </text:list-item>
        <text:list-item>
          <text:p text:style-name="P9"><text:span text:style-name="T10">Stworzenia systemów inwentaryzacji oraz systemów kontroli inwentaryzacji</text:span></text:p>
        </text:list-item>
        <text:list-item>
          <text:p text:style-name="P9"><text:span text:style-name="T10">Stworzenia systemu zarządzania zamówieniami</text:span></text:p>
        </text:list-item>
        <text:list-item>
          <text:p text:style-name="P9"><text:span text:style-name="T10">Stworzenia systemu zarządzenia fakturami</text:span></text:p>
          <text:p text:style-name="P9"><text:span text:style-name="T10"><office:annotation office:name="__Annotation__588_1121522996" loext:resolved="false"><dc:creator>Patryk Kaniewski</dc:creator><dc:date>2021-02-28T17:53:14.948296045</dc:date><meta:creator-initials>PK</meta:creator-initials><text:p text:style-name="P12"><text:span text:style-name="T11">Punkt 2,4</text:span></text:p><text:p text:style-name="P12"><text:span text:style-name="T11">wymagania funkcjonalne</text:span></text:p></office:annotation></text:span><text:span text:style-name="T10">Celem projektu jest informatyzacja głownego procesu biznesowego hurtowni:</text:span><office:annotation-end office:name="__Annotation__588_1121522996"/></text:p>
        </text:list-item>
        <text:list-item>
          <text:p text:style-name="P9"><text:span text:style-name="T10">Złożenie zamówienie u producenta</text:span></text:p>
        </text:list-item>
        <text:list-item>
          <text:p text:style-name="P9"><text:span text:style-name="T10">Odebranie zamówionego towaru</text:span></text:p>
        </text:list-item>
        <text:list-item>
          <text:p text:style-name="P9"><text:span text:style-name="T10">Inwentaryzacja towaru</text:span></text:p>
        </text:list-item>
        <text:list-item>
          <text:p text:style-name="P9"><text:span text:style-name="T10">Otrzymanie zamówienia od klienta</text:span></text:p>
        </text:list-item>
        <text:list-item>
          <text:p text:style-name="P9"><text:span text:style-name="T10">Wysłanie towaru</text:span></text:p>
        </text:list-item>
        <text:list-item>
          <text:p text:style-name="P9"><text:span text:style-name="T10">Wystawienie faktury</text:span></text:p>
          <text:p text:style-name="P9"><text:span text:style-name="T10"><office:annotation office:name="__Annotation__667_1121522996" loext:resolved="false"><dc:creator>Patryk Kaniewski</dc:creator><dc:date>2021-02-28T18:28:27.165542977</dc:date><meta:creator-initials>PK</meta:creator-initials><text:p text:style-name="P12"><text:span text:style-name="T11">punkt 5</text:span></text:p></office:annotation></text:span><text:span text:style-name="T10">Korzyści zwiazane z realizacja projektu:</text:span><office:annotation-end office:name="__Annotation__667_1121522996"/></text:p>
        </text:list-item>
        <text:list-item>
          <text:p text:style-name="P9"><text:span text:style-name="T10">Ułatwienie zarządzanie inwentaryzacją oraz możliwość automatyzacji zarządzania stanem magazynu</text:span></text:p>
        </text:list-item>
        <text:list-item>
          <text:p text:style-name="P9"><text:span text:style-name="T10">Ułatwienie w realizacji zamówień i wystawianie faktur</text:span></text:p>
        </text:list-item>
        <text:list-item>
          <text:p text:style-name="P9"><text:span text:style-name="T10">Ułatwienie w składaniu zamówień u producentóœ</text:span></text:p>
        </text:list-item>
      </text:list>
      <text:p text:style-name="Standard"><text:span text:style-name="T10"><text:tab/></text:span><text:span text:style-name="T10"><office:annotation office:name="__Annotation__824_1121522996" loext:resolved="false"><dc:creator>Patryk Kaniewski</dc:creator><dc:date>2021-02-28T18:41:04.222215783</dc:date><meta:creator-initials>PK</meta:creator-initials><text:p text:style-name="P12"><text:span text:style-name="T11">Punkt 5</text:span></text:p><text:p text:style-name="P12"><text:span text:style-name="T11"/></text:p></office:annotation></text:span><text:span text:style-name="T10">Nakłady zwiazane z realizacja projektu:</text:span><office:annotation-end office:name="__Annotation__824_1121522996"/></text:p>
      <text:list xml:id="list2590990248" text:style-name="L3">
        <text:list-item>
          <text:p text:style-name="P10"><text:span text:style-name="T10">Zatrudnienie i wdrożenie administratora sieci</text:span></text:p>
          <text:p text:style-name="P10"><text:span text:style-name="T10"><office:annotation office:name="__Annotation__1238_1121522996" loext:resolved="false"><dc:creator>Patryk Kaniewski</dc:creator><dc:date>2021-02-28T18:44:58.130313793</dc:date><meta:creator-initials>PK</meta:creator-initials><text:p text:style-name="P12"><text:span text:style-name="T11">Punkt 6</text:span></text:p><text:p text:style-name="P12"><text:span text:style-name="T11"/></text:p></office:annotation></text:span><text:span text:style-name="T10">Podstawowymi warunkami oceny projektu sa:</text:span><office:annotation-end office:name="__Annotation__1238_1121522996"/></text:p>
        </text:list-item>
        <text:list-item>
          <text:p text:style-name="P11">testy odbioru</text:p>
        </text:list-item>
        <text:list-item>
          <text:p text:style-name="P11">testy wydajności</text:p>
        </text:list-item>
        <text:list-item>
          <text:p text:style-name="P11">testy integracyjne</text:p>
        </text:list-item>
        <text:list-item>
          <text:p text:style-name="P11"><text:span text:style-name="T10">testy funkcjonalności</text:span></text:p>
          <text:p text:style-name="P11"><text:span text:style-name="T10"><office:annotation office:name="__Annotation__1239_1121522996" loext:resolved="false"><dc:creator>Patryk Kaniewski</dc:creator><dc:date>2021-02-28T18:45:12.756068724</dc:date><meta:creator-initials>PK</meta:creator-initials><text:p text:style-name="P12"><text:span text:style-name="T12">Punkt 6</text:span></text:p><text:p text:style-name="P12"><text:span text:style-name="T12"/></text:p></office:annotation></text:span><text:span text:style-name="T10">Dodatkowymi ocenami projektu są:</text:span><office:annotation-end office:name="__Annotation__1239_1121522996"/></text:p>
        </text:list-item>
        <text:list-item>
          <text:p text:style-name="P11"><text:span text:style-name="T10">Ograniczenie czasu spędzanego podczas odbierania/wysyłania towaru</text:span></text:p>
        </text:list-item>
        <text:list-item>
          <text:p text:style-name="P11"><text:span text:style-name="T10">Redukcja tymczasowych braków towarów poprzez szybka identyfikacje niskiego stanu w magazyni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Liberation Sans1" fo:font-family="'Liberation Sans'" style:font-style-name="Regular" style:font-family-generic="swiss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mw-headlin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3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5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6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39in"/>
        </style:list-level-properties>
        <style:text-properties fo:font-family="Symbol" style:font-charset="x-symbol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fo:text-indent="-0.25in" fo:margin-left="1.039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39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39in"/>
        </style:list-level-properties>
        <style:text-properties fo:font-family="Symbol" style:font-charset="x-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25in" fo:margin-left="2.539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39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39in"/>
        </style:list-level-properties>
        <style:text-properties fo:font-family="Symbol" style:font-charset="x-symbol"/>
      </text:list-level-style-bullet>
      <text:list-level-style-bullet text:level="8" text:style-name="ListLabel_20_72" text:bullet-char="o">
        <style:list-level-properties text:list-level-position-and-space-mode="label-alignment">
          <style:list-level-label-alignment text:label-followed-by="listtab" fo:text-indent="-0.25in" fo:margin-left="4.039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3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style:font-name="Times New Roman" fo:language="pl" fo:country="PL"/>
    </style:style>
    <style:style style:name="MT5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6" style:family="text">
      <style:text-properties style:font-name="Times New Roman"/>
    </style:style>
    <style:style style:name="MT7" style:family="text">
      <style:text-properties fo:color="#808080" loext:opacity="100%" style:font-name="Times New Roman" fo:language="pl" fo:country="PL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Informatyzacja hurtowni DXHCET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MT4"><text:s/>Dokument: <text:s/></text:span><text:span text:style-name="MT5">PS_01</text:span><text:span text:style-name="MT4"> Wstępny plan przedsięwzięci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MT4"><text:s/></text:span><text:span text:style-name="MT6">Etap projektu:</text:span><text:span text:style-name="MT7"> </text:span><text:span text:style-name="MT4">organizacyjny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MT4"><text:s/>Faza:</text:span><text:span text:style-name="MT7"> </text:span><text:span text:style-name="MT4">defini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3"><text:span text:style-name="MT4"><text:s/>Zespół/Autor:</text:span><text:span text:style-name="MT7"> Patryk Kaniewski, Wojciech Złomek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MT4"><text:s/></text:span><text:span text:style-name="MT6">Zatwierdził: </text:span><text:span text:style-name="MT7">Jaś Fasol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3"><text:span text:style-name="MT6"><text:s/>Wersja dokumentu: </text:span><text:span text:style-name="MT7">1.0</text:span></text:p>
            </table:table-cell>
            <table:table-cell table:style-name="Table1.A1" office:value-type="string">
              <text:p text:style-name="MP3"><text:span text:style-name="MT4"><text:s/>Data:</text:span><text:span text:style-name="MT7"> 2021-02-28</text:span></text:p>
            </table:table-cell>
            <table:table-cell table:style-name="Table1.A1" table:number-columns-spanned="2" office:value-type="string">
              <text:p text:style-name="MP3"><text:span text:style-name="MT6"><text:s/>Status: </text:span><text:span text:style-name="MT7">draft</text:span></text:p>
            </table:table-cell>
            <table:covered-table-cell/>
            <table:table-cell table:style-name="Table1.A1" office:value-type="string">
              <text:p text:style-name="MP4"><text:s/>Strona: <text:page-number text:select-page="current">1</text:page-number><text:s/>z <text:page-count>1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34</meta:editing-cycles>
    <meta:print-date>2007-01-15T02:16:00</meta:print-date>
    <meta:creation-date>2021-02-19T14:37:00</meta:creation-date>
    <dc:date>2021-02-28T18:45:31.216403461</dc:date>
    <meta:editing-duration>PT4H13M15S</meta:editing-duration>
    <meta:generator>LibreOffice/7.1.0.3$Linux_X86_64 LibreOffice_project/10$Build-3</meta:generator>
    <meta:document-statistic meta:table-count="1" meta:image-count="0" meta:object-count="0" meta:page-count="1" meta:paragraph-count="49" meta:word-count="297" meta:character-count="2348" meta:non-whitespace-character-count="2119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